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text-underline-type="double" style:text-underline-style="solid" style:text-underline-width="auto" style:text-underline-mode="continuous"/>
    </style:style>
  </office:automatic-styles>
  <office:body>
    <office:text text:use-soft-page-breaks="true">
      <text:p text:style-name="P1">Declaration</text:p>
      <text:p text:style-name="Normal">I, kalavakollu Naganjaneyulu (N0742702), hereby declare that I am the sole author of the submitted program code and associated report.</text:p>
      <text:p text:style-name="Normal">I am aware of the University's rules on plagiarism and collusion, and I understand that, if I am found to have broken these rules, it will be treated as Academic Misconduct and dealt with accordingly.</text:p>
      <text:p text:style-name="Normal">I understand that I must submit this coursework by the time and date of the deadline.</text:p>
      <text:p text:style-name="Normal">I understand that it is entirely my responsibility to ensure that I submit my full and complete coursework, and that any missing elements submitted after the deadline will be disregarded.</text:p>
      <text:p text:style-name="Normal">I understand that the above rules apply even in the eventuality of computer or other information-technology failures.</text:p>
      <text:p text:style-name="Normal"/>
      <text:p text:style-name="Normal">Thank you.</text:p>
      <text:p text:style-name="Normal"/>
      <text:p text:style-name="Normal">kalavakollu Naganjaneyulu</text:p>
      <text:p text:style-name="Normal">N0742702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ganjaneyulu Kalavakollu</meta:initial-creator>
    <dc:creator>Naganjaneyulu Kalavakollu</dc:creator>
    <meta:creation-date>2018-02-27T10:05:00Z</meta:creation-date>
    <dc:date>2018-02-27T10:09:00Z</dc:date>
    <meta:template xlink:href="Normal" xlink:type="simple"/>
    <meta:editing-cycles>1</meta:editing-cycles>
    <meta:editing-duration>PT240S</meta:editing-duration>
    <meta:document-statistic meta:page-count="1" meta:paragraph-count="1" meta:word-count="117" meta:character-count="789" meta:row-count="5" meta:non-whitespace-character-count="673"/>
  </office:meta>
</office:document-meta>
</file>